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78aa"/>
    </style:style>
    <style:style style:name="gr4" style:family="graphic" style:parent-style-name="standard">
      <style:graphic-properties draw:stroke="none" svg:stroke-width="0.001cm" draw:fill-color="#00b4ff"/>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11cm" svg:y="-5cm"/>
          <draw:glue-point draw:id="5" svg:x="-0.001cm" svg:y="5cm"/>
          <draw:glue-point draw:id="6" svg:x="-5cm" svg:y="-2.691cm"/>
          <draw:glue-point draw:id="7" svg:x="-5cm" svg:y="2.656cm"/>
          <draw:glue-point draw:id="8" svg:x="-5cm" svg:y="-0.017cm"/>
          <draw:glue-point draw:id="9" svg:x="5cm" svg:y="-2.654cm"/>
          <draw:glue-point draw:id="10" svg:x="5cm" svg:y="2.656cm"/>
          <draw:glue-point draw:id="11" svg:x="5cm" svg:y="-0.001cm"/>
          <draw:glue-point draw:id="12" svg:x="-0.001cm" svg:y="-0.006cm"/>
          <draw:polygon draw:style-name="gr1" draw:layer="layout" svg:width="3.38cm" svg:height="1.175cm" svg:x="0cm" svg:y="0.825cm" svg:viewBox="0 0 3381 1176" draw:points="3381,588 3378,558 3372,528 3361,499 3345,469 3326,440 3303,412 3275,383 3243,356 3207,329 3168,302 3125,276 3077,252 3026,227 2973,204 2914,183 2854,162 2791,141 2725,122 2656,105 2584,88 2510,74 2434,60 2356,47 2277,36 2196,27 2114,18 2030,11 1945,6 1861,2 1776,0 1690,0 1604,0 1518,2 1434,6 1350,11 1266,18 1184,27 1103,36 1024,47 945,60 870,74 795,88 724,105 655,122 589,141 525,162 465,183 407,204 354,227 302,252 255,276 212,302 173,329 137,356 104,383 77,412 54,440 34,469 19,499 8,528 2,558 0,588 2,618 8,647 19,677 34,706 54,735 77,764 104,792 137,819 173,847 212,873 255,899 302,924 354,948 407,971 465,993 525,1014 589,1034 655,1053 724,1070 795,1087 870,1102 945,1116 1024,1128 1103,1139 1184,1149 1266,1157 1350,1164 1434,1169 1518,1173 1604,1175 1690,1176 1776,1175 1861,1173 1945,1169 2030,1164 2114,1157 2196,1149 2277,1139 2356,1128 2434,1116 2510,1102 2584,1087 2656,1070 2725,1053 2791,1034 2854,1014 2914,993 2973,971 3026,948 3077,924 3125,899 3168,873 3207,847 3243,819 3275,792 3303,764 3326,735 3345,706 3361,677 3372,647 3378,618">
            <text:p/>
          </draw:polygon>
          <draw:polygon draw:style-name="gr2" draw:layer="layout" svg:width="3.36cm" svg:height="1.156cm" svg:x="0cm" svg:y="0.825cm" svg:viewBox="0 0 3361 1157" draw:points="3361,578 3358,549 3352,520 3341,490 3327,462 3307,433 3283,405 3256,377 3224,351 3189,324 3149,297 3106,272 3059,248 3009,224 2955,201 2898,179 2838,159 2775,139 2708,121 2640,103 2569,87 2495,73 2420,59 2343,46 2264,36 2183,27 2101,19 2018,11 1935,7 1851,3 1766,1 1680,0 1595,1 1510,3 1426,7 1342,11 1259,19 1177,27 1096,36 1017,46 940,59 865,73 791,87 720,103 652,121 586,139 523,159 462,179 404,201 351,224 301,248 253,272 211,297 171,324 136,351 104,377 77,405 53,433 34,462 19,490 8,520 2,549 0,578 2,608 8,637 19,666 34,695 53,724 77,751 104,779 136,806 171,832 211,860 253,884 301,908 351,933 404,955 462,977 523,997 586,1017 652,1035 720,1053 791,1069 865,1084 940,1098 1017,1110 1096,1121 1177,1130 1259,1138 1342,1145 1426,1150 1510,1154 1595,1156 1680,1157 1766,1156 1851,1154 1935,1150 2018,1145 2101,1138 2183,1130 2264,1121 2343,1110 2420,1098 2495,1084 2569,1069 2640,1053 2708,1035 2775,1017 2838,997 2898,977 2955,955 3009,933 3059,908 3106,884 3149,860 3189,832 3224,806 3256,779 3283,751 3307,724 3327,695 3341,666 3352,637 3358,608">
            <text:p/>
          </draw:polygon>
          <draw:polygon draw:style-name="gr3" draw:layer="layout" svg:width="3.36cm" svg:height="0.825cm" svg:x="0cm" svg:y="0.599cm" svg:viewBox="0 0 3361 826" draw:points="0,0 0,826 3361,826 3361,0">
            <text:p/>
          </draw:polygon>
          <draw:polygon draw:style-name="gr4" draw:layer="layout" svg:width="3.38cm" svg:height="1.176cm" svg:x="0cm" svg:y="0cm" svg:viewBox="0 0 3381 1177" draw:points="3381,587 3378,558 3372,528 3361,498 3345,469 3326,440 3303,411 3275,383 3243,356 3207,329 3168,302 3125,276 3077,251 3026,227 2973,204 2914,183 2854,162 2791,141 2725,122 2656,105 2584,88 2510,73 2434,59 2356,47 2277,36 2196,27 2114,18 2030,11 1945,6 1861,2 1776,0 1690,0 1604,0 1518,2 1434,6 1350,11 1266,18 1184,27 1103,36 1024,47 945,59 870,73 795,88 724,105 655,122 589,141 525,162 465,183 407,204 354,227 302,251 255,276 212,302 173,329 137,356 104,383 77,411 54,440 34,469 19,498 8,528 2,558 0,587 2,617 8,647 19,677 34,706 54,735 77,764 104,792 137,820 173,847 212,873 255,899 302,924 354,948 407,971 465,993 525,1014 589,1034 655,1053 724,1071 795,1088 870,1102 945,1116 1024,1129 1103,1139 1184,1149 1266,1157 1350,1165 1434,1169 1518,1173 1604,1175 1690,1177 1776,1175 1861,1173 1945,1169 2030,1165 2114,1157 2196,1149 2277,1139 2356,1129 2434,1116 2510,1102 2584,1088 2656,1071 2725,1053 2791,1034 2854,1014 2914,993 2973,971 3026,948 3077,924 3125,899 3168,873 3207,847 3243,820 3275,792 3303,764 3326,735 3345,706 3361,677 3372,647 3378,617">
            <text:p/>
          </draw:polygon>
          <draw:polygon draw:style-name="gr2" draw:layer="layout" svg:width="3.36cm" svg:height="1.155cm" svg:x="0cm" svg:y="0.001cm" svg:viewBox="0 0 3361 1156" draw:points="3361,578 3358,548 3352,519 3341,490 3327,461 3307,432 3283,404 3256,377 3224,350 3189,323 3149,296 3106,272 3059,248 3009,223 2955,201 2898,179 2838,159 2775,139 2708,120 2640,103 2569,87 2495,72 2420,58 2343,46 2264,35 2183,26 2101,18 2018,11 1935,6 1851,2 1766,0 1680,0 1595,0 1510,2 1426,6 1342,11 1259,18 1177,26 1096,35 1017,46 940,58 865,72 791,87 720,103 652,120 586,139 523,159 462,179 404,201 351,223 301,248 253,272 211,296 171,323 136,350 104,377 77,404 53,432 34,461 19,490 8,519 2,548 0,578 2,607 8,636 19,665 34,694 53,723 77,751 104,778 136,805 171,832 211,859 253,883 301,908 351,932 404,954 462,976 523,996 586,1016 652,1035 720,1052 791,1068 865,1083 940,1097 1017,1109 1096,1120 1177,1129 1259,1137 1342,1144 1426,1149 1510,1153 1595,1155 1680,1156 1766,1155 1851,1153 1935,1149 2018,1144 2101,1137 2183,1129 2264,1120 2343,1109 2420,1097 2495,1083 2569,1068 2640,1052 2708,1035 2775,1016 2838,996 2898,976 2955,954 3009,932 3059,908 3106,883 3149,859 3189,832 3224,805 3256,778 3283,751 3307,723 3327,694 3341,665 3352,636 3358,607">
            <text:p/>
          </draw:polygon>
          <draw:polygon draw:style-name="gr5" draw:layer="layout" svg:width="1.106cm" svg:height="0.371cm" svg:x="1.721cm" svg:y="0.166cm" svg:viewBox="0 0 1107 372" draw:points="0,289 245,372 840,123 1107,206 962,0 266,0 552,61">
            <text:p/>
          </draw:polygon>
          <draw:polygon draw:style-name="gr5" draw:layer="layout" svg:width="1.106cm" svg:height="0.392cm" svg:x="0.512cm" svg:y="0.599cm" svg:viewBox="0 0 1107 393" draw:points="1107,82 861,0 287,248 0,165 143,393 861,393 553,310">
            <text:p/>
          </draw:polygon>
          <draw:polygon draw:style-name="gr5" draw:layer="layout" svg:width="1.107cm" svg:height="0.371cm" svg:x="0.574cm" svg:y="0.145cm" svg:viewBox="0 0 1108 372" draw:points="0,82 246,0 841,227 1108,165 964,372 266,372 553,310">
            <text:p/>
          </draw:polygon>
          <draw:polygon draw:style-name="gr5" draw:layer="layout" svg:width="1.106cm" svg:height="0.371cm" svg:x="1.68cm" svg:y="0.64cm" svg:viewBox="0 0 1107 372" draw:points="1107,288 861,372 286,123 0,207 143,0 861,0 553,61">
            <text:p/>
          </draw:polygon>
          <draw:polygon draw:style-name="gr6" draw:layer="layout" svg:width="1.106cm" svg:height="0.371cm" svg:x="1.742cm" svg:y="0.186cm" svg:viewBox="0 0 1107 372" draw:points="0,288 245,372 839,123 1107,207 963,0 265,0 553,61">
            <text:p/>
          </draw:polygon>
          <draw:polygon draw:style-name="gr6" draw:layer="layout" svg:width="1.107cm" svg:height="0.392cm" svg:x="0.532cm" svg:y="0.619cm" svg:viewBox="0 0 1108 393" draw:points="1108,82 861,0 287,247 0,165 143,393 861,393 553,309">
            <text:p/>
          </draw:polygon>
          <draw:polygon draw:style-name="gr6" draw:layer="layout" svg:width="1.106cm" svg:height="0.371cm" svg:x="0.594cm" svg:y="0.166cm" svg:viewBox="0 0 1107 372" draw:points="0,82 246,0 840,227 1107,164 963,372 266,372 553,309">
            <text:p/>
          </draw:polygon>
          <draw:polygon draw:style-name="gr6" draw:layer="layout" svg:width="1.106cm" svg:height="0.372cm" svg:x="1.7cm" svg:y="0.66cm" svg:viewBox="0 0 1107 373" draw:points="1107,290 861,373 287,124 0,206 143,0 861,0 553,62">
            <text:p/>
          </draw:polygon>
          <draw:line draw:style-name="gr2" draw:layer="layout" svg:x1="0cm" svg:y1="0.578cm" svg:x2="0cm" svg:y2="1.404cm">
            <text:p/>
          </draw:line>
          <draw:line draw:style-name="gr2" draw:layer="layout" svg:x1="3.36cm" svg:y1="0.578cm" svg:x2="3.36cm" svg:y2="1.404cm">
            <text:p/>
          </draw:line>
          <draw:polygon draw:style-name="gr5" draw:layer="layout" svg:width="0.757cm" svg:height="0.742cm" svg:x="1.332cm" svg:y="1.218cm" svg:viewBox="0 0 758 743" draw:points="0,0 184,0 368,454 553,0 758,0 451,743 286,743">
            <text:p/>
          </draw:polygon>
          <draw:polygon draw:style-name="gr6" draw:layer="layout" svg:width="0.758cm" svg:height="0.743cm" svg:x="1.311cm" svg:y="1.197cm" svg:viewBox="0 0 759 744" draw:points="0,0 185,0 369,475 554,0 759,0 472,744 287,74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Voice router</dc:title>
    <meta:creation-date>2011-02-07T16:35:56</meta:creation-date>
    <meta:editing-duration>P0D</meta:editing-duration>
    <meta:editing-cycles>1</meta:editing-cycles>
    <meta:document-statistic meta:object-count="18"/>
    <meta:generator>OpenOffice.org/3.3$Linux OpenOffice.org_project/330m20$Build-9567</meta:generator>
  </office:meta>
</office:document-meta>
</file>